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287AD25627BF94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89cm, 8.548cm, 15.004cm, 8.438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799cm" svg:height="8.721cm" svg:x="0.101cm" svg:y="0.101cm">
          <draw:image xlink:href="Pictures/10000000000005E8000007E0A287AD25627BF94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11:36.302580825</dc:date>
    <meta:editing-duration>PT3M35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